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favorite meme, as of current, is Gabe the Dog, or Bork. <text:s/>I just love the little dog and find it so funny how many things people find to sinc his barking to. I can't get enough of the many videos out there. <text:s text:c="2"/>It is sad the dog passed away... But I still love the me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50S</meta:editing-duration>
    <meta:editing-cycles>4</meta:editing-cycles>
    <meta:generator>OpenOffice/4.1.1$Win32 OpenOffice.org_project/411m6$Build-9775</meta:generator>
    <dc:date>2017-03-12T22:20:36.04</dc:date>
    <dc:creator>Duncan Smith</dc:creator>
    <meta:document-statistic meta:table-count="0" meta:image-count="0" meta:object-count="0" meta:page-count="1" meta:paragraph-count="1" meta:word-count="56" meta:character-count="270"/>
    <meta:user-defined meta:name="Info 1"/>
    <meta:user-defined meta:name="Info 2"/>
    <meta:user-defined meta:name="Info 3"/>
    <meta:user-defined meta:name="Info 4"/>
  </office:meta>
</office:document-meta>
</file>